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Dashed_20__28_var_29_"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Dashed_20__28_var_29_" svg:stroke-color="#000000" draw:fill="solid" draw:fill-color="#000000" draw:textarea-vertical-align="middle"/>
    </style:style>
    <style:style style:name="gr11" style:family="graphic" style:parent-style-name="standard">
      <style:graphic-properties svg:stroke-color="#000000" draw:fill="solid" draw:fill-color="#3465a4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gradient" draw:fill-color="#99ff66" draw:fill-gradient-name="Gradient_20_7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cm" svg:height="1.199cm" svg:x="15.45cm" svg:y="6.401cm">
          <text:p text:style-name="P1"><text:span text:style-name="T1">f_array2raster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3.999cm" svg:height="1.199cm" svg:x="11.2cm" svg:y="3.2cm">
          <text:p text:style-name="P1"><text:span text:style-name="T1">f_situationDate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999cm" svg:height="1.199cm" svg:x="13.3cm" svg:y="7.951cm">
          <text:p text:style-name="P1"><text:span text:style-name="T1">f_ModeleLarve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3.999cm" svg:height="1.199cm" svg:x="10.8cm" svg:y="12.9cm">
          <text:p text:style-name="P1"><text:span text:style-name="T1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999cm" svg:height="1.199cm" svg:x="23.951cm" svg:y="12.751cm">
          <text:p text:style-name="P1"><text:span text:style-name="T1">QGIS_spatial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999cm" svg:height="1.199cm" svg:x="24.15cm" svg:y="16cm">
          <text:p text:style-name="P1"><text:span text:style-name="T1">QGIS_temporel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4.698cm" svg:height="1.199cm" svg:x="5.802cm" svg:y="14.4cm">
          <text:p text:style-name="P1"><text:span text:style-name="T1">SequenceAnimatio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4.8cm" svg:height="1cm" svg:x="19.6cm" svg:y="4.55cm">
          <text:p text:style-name="P1"><text:span text:style-name="T1">Hauteur_Temp.cs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.999cm" svg:height="1.199cm" svg:x="6.101cm" svg:y="16.301cm">
          <text:p text:style-name="P1"><text:span text:style-name="T1">GenereResultat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999cm" svg:height="1.199cm" svg:x="24.1cm" svg:y="14.351cm">
          <text:p text:style-name="P1"><text:span text:style-name="T1">fRepertoire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3.999cm" svg:height="1.199cm" svg:x="16.45cm" svg:y="11.25cm">
          <text:p text:style-name="P1"><text:span text:style-name="T1">f_Database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3.999cm" svg:height="1.199cm" svg:x="16.4cm" svg:y="9.851cm">
          <text:p text:style-name="P1"><text:span text:style-name="T1">f_rep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999cm" svg:height="1.199cm" svg:x="23.95cm" svg:y="9.751cm">
          <text:p text:style-name="P1"><text:span text:style-name="T1">Analyse_sensi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8cm" svg:height="1cm" svg:x="12.4cm" svg:y="18.2cm">
          <text:p text:style-name="P1"><text:span text:style-name="T1">Temp_Air.cs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999cm" svg:height="1.199cm" svg:x="11.201cm" svg:y="6.4cm">
          <text:p text:style-name="P1"><text:span text:style-name="T1">f_fetchData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999cm" svg:height="1.199cm" svg:x="24.001cm" svg:y="11.251cm">
          <text:p text:style-name="P1"><text:span text:style-name="T1">larval model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.7cm" svg:y1="9.6cm" svg:x2="28.2cm" svg:y2="9.6cm">
          <text:p/>
        </draw:line>
        <draw:connector draw:style-name="gr5" draw:text-style-name="P1" draw:layer="layout" draw:line-skew="0.1cm" svg:x1="17.35cm" svg:y1="6.401cm" svg:x2="13.199cm" svg:y2="4.399cm" draw:start-shape="id1" draw:start-glue-point="0" draw:end-shape="id2" draw:end-glue-point="2" svg:d="m17350 6401v-901h-4151v-1101">
          <text:p/>
        </draw:connector>
        <draw:connector draw:style-name="gr5" draw:text-style-name="P1" draw:layer="layout" draw:line-skew="-0.675cm" svg:x1="15.299cm" svg:y1="7.951cm" svg:x2="13.199cm" svg:y2="4.399cm" draw:start-shape="id3" draw:start-glue-point="0" draw:end-shape="id2" draw:end-glue-point="2" svg:d="m15299 7951v-2451h-2100v-1101">
          <text:p/>
        </draw:connector>
        <draw:connector draw:style-name="gr5" draw:text-style-name="P1" draw:layer="layout" svg:x1="13.2cm" svg:y1="6.4cm" svg:x2="13.199cm" svg:y2="4.399cm" draw:start-shape="id4" draw:start-glue-point="0" draw:end-shape="id2" draw:end-glue-point="2" svg:d="m13200 6400v-1001h-1v-1000">
          <text:p/>
        </draw:connector>
        <draw:custom-shape draw:style-name="gr6" draw:text-style-name="P2" xml:id="id5" draw:id="id5" draw:layer="layout" svg:width="4.8cm" svg:height="1cm" svg:x="19.6cm" svg:y="2.05cm">
          <text:p text:style-name="P1"><text:span text:style-name="T1">MNT_broc.tif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4.8cm" svg:height="1cm" svg:x="19.6cm" svg:y="3.35cm">
          <text:p text:style-name="P1"><text:span text:style-name="T1">habitat_raster3.tif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6cm" svg:y1="2.55cm" svg:x2="15.199cm" svg:y2="3.799cm" draw:start-shape="id5" draw:start-glue-point="3" draw:end-shape="id2" draw:end-glue-point="1" svg:d="m19600 2550h-2200v1249h-2201">
          <text:p/>
        </draw:connector>
        <draw:connector draw:style-name="gr5" draw:text-style-name="P1" draw:layer="layout" svg:x1="19.6cm" svg:y1="3.85cm" svg:x2="15.199cm" svg:y2="3.799cm" draw:start-shape="id6" draw:start-glue-point="3" draw:end-shape="id2" draw:end-glue-point="1" svg:d="m19600 3850h-2200v-51h-2201">
          <text:p/>
        </draw:connector>
        <draw:connector draw:style-name="gr5" draw:text-style-name="P1" draw:layer="layout" svg:x1="19.6cm" svg:y1="5.05cm" svg:x2="15.199cm" svg:y2="3.799cm" draw:start-shape="id7" draw:start-glue-point="3" draw:end-shape="id2" draw:end-glue-point="1" svg:d="m19600 5050h-2200v-1251h-2201">
          <text:p/>
        </draw:connector>
        <draw:custom-shape draw:style-name="gr7" draw:text-style-name="P2" draw:layer="layout" svg:width="4.8cm" svg:height="10.1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cm" svg:height="1cm" svg:x="1.5cm" svg:y="1.05cm">
          <text:p text:style-name="P1"><text:span text:style-name="T1">LEGEN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9cm" svg:height="0.899cm" svg:x="2.351cm" svg:y="2.5cm">
          <text:p text:style-name="P1"><text:span text:style-name="T1">Script 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749cm" svg:height="1cm" svg:x="2.301cm" svg:y="3.85cm">
          <text:p text:style-name="P1"><text:span text:style-name="T1">Data file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cm" svg:height="0.645cm" svg:x="15.7cm" svg:y="3.201cm">
          <draw:text-box>
            <text:p><text:span text:style-name="T2">import</text:span></text:p>
          </draw:text-box>
        </draw:frame>
        <draw:frame draw:style-name="gr8" draw:text-style-name="P3" draw:layer="layout" svg:width="2cm" svg:height="0.645cm" svg:x="13.199cm" svg:y="4.851cm">
          <draw:text-box>
            <text:p><text:span text:style-name="T2">exécute</text:span></text:p>
          </draw:text-box>
        </draw:frame>
        <draw:custom-shape draw:style-name="gr9" draw:text-style-name="P2" draw:layer="layout" svg:width="2.85cm" svg:height="0.95cm" svg:x="2.2cm" svg:y="6.45cm">
          <text:p text:style-name="P1"><text:span text:style-name="T1">Attribu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8" draw:id="id8" draw:layer="layout" svg:width="2.7cm" svg:height="0.95cm" svg:x="22.25cm" svg:y="1cm">
          <text:p text:style-name="P1"><text:span text:style-name="T1">ELEV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2cm" svg:y1="2.05cm" svg:x2="22.25cm" svg:y2="1.475cm" draw:start-shape="id5" draw:start-glue-point="0" draw:end-shape="id8" draw:end-glue-point="6" svg:d="m22000 2050v-575h250">
          <text:p/>
        </draw:connector>
        <draw:custom-shape draw:style-name="gr11" draw:text-style-name="P4" draw:layer="layout" svg:width="2.4cm" svg:height="1.55cm" svg:x="11.7cm" svg:y="0.9cm">
          <text:p text:style-name="P1"><text:span text:style-name="T3">QGI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5" draw:layer="layout" svg:width="2.2cm" svg:height="1.05cm" svg:x="2.55cm" svg:y="7.65cm">
          <text:p text:style-name="P1"><text:span text:style-name="T4">Logiciel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2" draw:layer="layout" svg:width="2.5cm" svg:height="0.5cm" svg:x="2.55cm" svg:y="4.9cm">
          <text:p text:style-name="P1"><text:span text:style-name="T1">Spatia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0.5cm" svg:x="2.55cm" svg:y="5.5cm">
          <text:p text:style-name="P1"><text:span text:style-name="T1">Tempora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45cm" svg:height="1.65cm" svg:x="6.95cm" svg:y="10.35cm">
          <text:p text:style-name="P1"><text:span text:style-name="T3">Python IDE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4" draw:layer="layout" svg:width="2.4cm" svg:height="1.55cm" svg:x="1.7cm" svg:y="15.25cm">
          <text:p text:style-name="P1"><text:span text:style-name="T3">ffmpeg</text:span><text:span text:style-name="T3"><text:line-break/></text:span><text:span text:style-name="T3">win3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xml:id="id10" draw:id="id10" draw:layer="layout" svg:width="2.1cm" svg:height="0.85cm" svg:x="21.15cm" svg:y="6.95cm">
          <text:p text:style-name="P1"><text:span text:style-name="T1">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2.15cm" svg:height="0.75cm" svg:x="19.55cm" svg:y="6cm">
          <text:p text:style-name="P1"><text:span text:style-name="T1">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1" draw:id="id11" draw:layer="layout" svg:width="2.65cm" svg:height="0.9cm" svg:x="22.55cm" svg:y="5.95cm">
          <text:p text:style-name="P1"><text:span text:style-name="T1">Temp_wa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2cm" svg:y1="5.55cm" svg:x2="20.625cm" svg:y2="6cm" draw:start-shape="id7" draw:start-glue-point="2" draw:end-shape="id9" draw:end-glue-point="4" svg:d="m22000 5550v225h-1375v225">
          <text:p/>
        </draw:connector>
        <draw:connector draw:style-name="gr10" draw:text-style-name="P1" draw:layer="layout" draw:line-skew="-0.525cm" svg:x1="22cm" svg:y1="5.55cm" svg:x2="22.2cm" svg:y2="6.95cm" draw:start-shape="id7" draw:start-glue-point="2" draw:end-shape="id10" draw:end-glue-point="4" svg:d="m22000 5550v175h200v1225">
          <text:p/>
        </draw:connector>
        <draw:connector draw:style-name="gr10" draw:text-style-name="P1" draw:layer="layout" svg:x1="22cm" svg:y1="5.55cm" svg:x2="22.938cm" svg:y2="6.081cm" draw:start-shape="id7" draw:start-glue-point="2" draw:end-shape="id11" draw:end-glue-point="5" svg:d="m22000 5550v200h938v331">
          <text:p/>
        </draw:connector>
        <draw:custom-shape draw:style-name="gr6" draw:text-style-name="P2" xml:id="id12" draw:id="id12" draw:layer="layout" svg:width="4.8cm" svg:height="1cm" svg:x="7.55cm" svg:y="8.05cm">
          <text:p text:style-name="P1"><text:span text:style-name="T1">Larve state map [*.tif]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2cm" svg:y1="3.799cm" svg:x2="9.95cm" svg:y2="8.05cm" draw:start-shape="id2" draw:start-glue-point="3" draw:end-shape="id12" draw:end-glue-point="0" svg:d="m11200 3799h-1250v4251">
          <text:p/>
        </draw:connector>
        <draw:frame draw:style-name="gr8" draw:text-style-name="P3" draw:layer="layout" svg:width="2cm" svg:height="0.645cm" svg:x="9.699cm" svg:y="3.252cm">
          <draw:text-box>
            <text:p><text:span text:style-name="T2">output</text:span></text:p>
          </draw:text-box>
        </draw:frame>
        <draw:connector draw:style-name="gr5" draw:text-style-name="P1" draw:layer="layout" svg:x1="13.3cm" svg:y1="8.55cm" svg:x2="12.799cm" svg:y2="12.9cm" draw:start-shape="id3" draw:start-glue-point="3" draw:end-shape="id13" draw:end-glue-point="0" svg:d="m13300 8550h-502v2475h1v1875">
          <text:p/>
        </draw:connector>
        <draw:connector draw:style-name="gr5" draw:text-style-name="P1" draw:layer="layout" svg:x1="16.4cm" svg:y1="10.45cm" svg:x2="12.799cm" svg:y2="12.9cm" draw:start-shape="id14" draw:start-glue-point="3" draw:end-shape="id13" draw:end-glue-point="0" svg:d="m16400 10450h-3601v2450">
          <text:p/>
        </draw:connector>
        <draw:connector draw:style-name="gr5" draw:text-style-name="P1" draw:layer="layout" svg:x1="16.45cm" svg:y1="11.849cm" svg:x2="12.799cm" svg:y2="12.9cm" draw:start-shape="id15" draw:start-glue-point="3" draw:end-shape="id13" draw:end-glue-point="0" svg:d="m16450 11849h-3651v1051">
          <text:p/>
        </draw:connector>
        <draw:frame draw:style-name="gr8" draw:text-style-name="P3" draw:layer="layout" svg:width="2cm" svg:height="0.645cm" svg:x="12.75cm" svg:y="11.855cm">
          <draw:text-box>
            <text:p><text:span text:style-name="T2">exécute</text:span></text:p>
          </draw:text-box>
        </draw:frame>
        <draw:connector draw:style-name="gr5" draw:text-style-name="P1" draw:layer="layout" svg:x1="10.5cm" svg:y1="14.999cm" svg:x2="12.799cm" svg:y2="14.099cm" draw:start-shape="id16" draw:start-glue-point="1" draw:end-shape="id13" draw:end-glue-point="2" svg:d="m10500 14999h2299v-900">
          <text:p/>
        </draw:connector>
        <draw:connector draw:style-name="gr5" draw:text-style-name="P1" draw:layer="layout" svg:x1="10.1cm" svg:y1="16.9cm" svg:x2="12.799cm" svg:y2="14.099cm" draw:start-shape="id17" draw:start-glue-point="1" draw:end-shape="id13" draw:end-glue-point="2" svg:d="m10100 16900h2699v-2801">
          <text:p/>
        </draw:connector>
        <draw:frame draw:style-name="gr8" draw:text-style-name="P3" draw:layer="layout" svg:width="2cm" svg:height="0.645cm" svg:x="11.1cm" svg:y="14.45cm">
          <draw:text-box>
            <text:p><text:span text:style-name="T2">exécute</text:span></text:p>
          </draw:text-box>
        </draw:frame>
        <draw:connector draw:style-name="gr5" draw:text-style-name="P1" draw:layer="layout" svg:x1="4.207cm" svg:y1="13.467cm" svg:x2="4.2cm" svg:y2="18.35cm" draw:end-shape="id18" draw:end-glue-point="0" svg:d="m4207 13467v2191h-7v2692">
          <text:p/>
        </draw:connector>
        <draw:frame draw:style-name="gr8" draw:text-style-name="P3" draw:layer="layout" svg:width="2cm" svg:height="0.645cm" svg:x="4.15cm" svg:y="13.355cm">
          <draw:text-box>
            <text:p><text:span text:style-name="T2">output</text:span></text:p>
          </draw:text-box>
        </draw:frame>
        <draw:custom-shape draw:style-name="gr12" draw:text-style-name="P2" xml:id="id18" draw:id="id18" draw:layer="layout" svg:width="4.8cm" svg:height="1cm" svg:x="1.8cm" svg:y="18.35cm">
          <text:p text:style-name="P1"><text:span text:style-name="T1">Sequence_images.mp4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cm" svg:height="0.645cm" svg:x="3.45cm" svg:y="12.856cm">
          <draw:text-box>
            <text:p><text:span text:style-name="T2">????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6633" draw:end-color="#23ff23" draw:start-intensity="100%" draw:end-intensity="100%" draw:angle="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.5cm" fo:margin-right="1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1T12:12:01.087924911</meta:creation-date>
    <dc:date>2015-03-20T18:33:17.72</dc:date>
    <meta:editing-duration>PT10H51M54S</meta:editing-duration>
    <meta:editing-cycles>22</meta:editing-cycles>
    <meta:generator>LibreOffice/3.5$Windows_x86 LibreOffice_project/e0fbe70-5879838-a0745b0-0cd1158-638b327</meta:generator>
    <meta:document-statistic meta:object-count="60"/>
  </office:meta>
</office:document-meta>
</file>